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inherit" svg:font-family="inherit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color="#000099" loext:opacity="100%" fo:font-size="14pt" fo:language="ru" fo:country="RU" officeooo:paragraph-rsid="000cde37" style:font-size-asian="14pt" style:font-size-complex="14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rsid="0011bd52" officeooo:paragraph-rsid="0011bd52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rsid="0015b954" officeooo:paragraph-rsid="0015b95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rsid="0015de47" officeooo:paragraph-rsid="0015de47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rsid="001611da" officeooo:paragraph-rsid="001611da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rsid="001b16b2" officeooo:paragraph-rsid="001b16b2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rsid="00130269" officeooo:paragraph-rsid="00130269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0dad2c" officeooo:paragraph-rsid="000dad2c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15b954" officeooo:paragraph-rsid="0015b954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15de47" officeooo:paragraph-rsid="0015de47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1b16b2" officeooo:paragraph-rsid="001b16b2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130269" officeooo:paragraph-rsid="00130269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font-weight="bold" officeooo:paragraph-rsid="0015de47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font-weight="bold" officeooo:rsid="0015de47" officeooo:paragraph-rsid="0015de47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0dad2c" officeooo:paragraph-rsid="000dad2c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1bd52" officeooo:paragraph-rsid="0011bd52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5de47" officeooo:paragraph-rsid="0015de47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5b954" officeooo:paragraph-rsid="0011bd52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5b954" officeooo:paragraph-rsid="0015b954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611da" officeooo:paragraph-rsid="001611da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b16b2" officeooo:paragraph-rsid="001b16b2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text-properties fo:color="#00b050" loext:opacity="100%" fo:font-size="14pt" fo:language="ru" fo:country="RU" officeooo:paragraph-rsid="000cde37" style:font-size-asian="14pt" style:font-size-complex="14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0dad2c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15de47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paragraph-rsid="001b16b2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paragraph-rsid="0029334b"/>
    </style:style>
    <style:style style:name="P29" style:family="paragraph" style:parent-style-name="Standard" style:master-page-name="Standard">
      <style:paragraph-properties style:page-number="auto"/>
      <style:text-properties fo:font-size="14pt" fo:language="ru" fo:country="RU" fo:font-weight="bold" officeooo:paragraph-rsid="000cde3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bold" officeooo:paragraph-rsid="000dad2c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style="normal" fo:font-weight="bold" officeooo:rsid="000dad2c" officeooo:paragraph-rsid="0011bd5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15de47" officeooo:paragraph-rsid="0015de47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Ubuntu Mono" fo:font-size="14pt" fo:language="ru" fo:country="RU" fo:font-weight="normal" officeooo:rsid="0015de47" officeooo:paragraph-rsid="0015de47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text-properties officeooo:rsid="002b7b14" officeooo:paragraph-rsid="002b7b14"/>
    </style:style>
    <style:style style:name="P35" style:family="paragraph" style:parent-style-name="List_20_Paragraph" style:list-style-name="WWNum1">
      <style:text-properties officeooo:paragraph-rsid="0022ecfd"/>
    </style:style>
    <style:style style:name="P36" style:family="paragraph" style:parent-style-name="List_20_Paragraph" style:list-style-name="WWNum1">
      <style:paragraph-properties fo:margin-left="0in" fo:margin-right="0in" fo:text-indent="0in" style:auto-text-indent="false"/>
      <style:text-properties fo:color="#000000" loext:opacity="100%" fo:font-size="14pt" fo:language="ru" fo:country="RU" fo:font-weight="normal" officeooo:paragraph-rsid="000cde37" style:font-size-asian="14pt" style:font-weight-asian="normal" style:font-size-complex="14pt" style:font-weight-complex="normal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fo:color="#000000" loext:opacity="100%" fo:font-size="14pt" fo:language="ru" fo:country="RU" fo:font-style="normal" fo:font-weight="bold" officeooo:rsid="001cd923" officeooo:paragraph-rsid="001cd92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15b954" officeooo:paragraph-rsid="0022ecf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9" style:family="paragraph" style:parent-style-name="List_20_Paragraph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style="normal" style:text-underline-style="none" fo:font-weight="bold" officeooo:rsid="0015b954" officeooo:paragraph-rsid="0026b706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0" style:family="paragraph" style:parent-style-name="List_20_Paragraph" style:list-style-name="WWNum1">
      <style:text-properties fo:color="#000000" loext:opacity="100%" officeooo:rsid="0026b706" officeooo:paragraph-rsid="0026b706"/>
    </style:style>
    <style:style style:name="P41" style:family="paragraph" style:parent-style-name="List_20_Paragraph" style:list-style-name="WWNum1">
      <style:text-properties officeooo:rsid="001cd923" officeooo:paragraph-rsid="001cd923"/>
    </style:style>
    <style:style style:name="P42" style:family="paragraph" style:parent-style-name="Text_20_body" style:list-style-name="WWNum1">
      <style:text-properties fo:color="#ef2929" loext:opacity="100%" style:font-name="inherit" fo:font-weight="bold" officeooo:rsid="001cd923" officeooo:paragraph-rsid="001cd923" style:font-weight-asian="bold" style:font-weight-complex="bold" loext:padding="0in" loext:border="none"/>
    </style:style>
    <style:style style:name="T1" style:family="text">
      <style:text-properties fo:color="#00b050" loext:opacity="100%" fo:font-size="14pt" fo:language="ru" fo:country="RU" style:font-size-asian="14pt" style:font-size-complex="14pt"/>
    </style:style>
    <style:style style:name="T2" style:family="text">
      <style:text-properties fo:color="#ff0000" loext:opacity="100%" fo:font-size="14pt" fo:language="ru" fo:country="RU" fo:font-weight="bold" style:font-size-asian="14pt" style:font-weight-asian="bold" style:font-size-complex="14pt"/>
    </style:style>
    <style:style style:name="T3" style:family="text">
      <style:text-properties fo:color="#000000" loext:opacity="100%" style:font-name="Times New Roman" fo:font-size="14pt" fo:language="ru" fo:country="RU" fo:font-weight="normal" officeooo:rsid="000dad2c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style:font-name="Times New Roman" fo:font-size="14pt" fo:language="ru" fo:country="RU" fo:font-weight="normal" officeooo:rsid="0015b954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Times New Roman" fo:font-size="14pt" fo:language="ru" fo:country="RU" fo:font-weight="normal" officeooo:rsid="0015de47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style:font-name="Times New Roman" fo:font-size="14pt" fo:language="ru" fo:country="RU" fo:font-weight="normal" officeooo:rsid="001b16b2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style:font-name="Times New Roman" fo:font-size="14pt" fo:language="ru" fo:country="RU" fo:font-weight="bold" officeooo:rsid="0015de47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language="ru" fo:country="RU" fo:font-weight="bold" officeooo:rsid="001b16b2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fo:language="ru" fo:country="RU" fo:font-weight="bold" officeooo:rsid="0029334b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ru" fo:country="RU" fo:font-style="normal" style:text-underline-style="none" fo:font-weight="normal" officeooo:rsid="0015b95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fo:color="#000000" loext:opacity="100%" style:font-name="Times New Roman" fo:font-size="14pt" fo:language="ru" fo:country="RU" fo:font-style="normal" style:text-underline-style="none" fo:font-weight="bold" officeooo:rsid="0015b954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2" style:family="text">
      <style:text-properties fo:color="#000000" loext:opacity="100%" style:font-name="Times New Roman" fo:font-size="14pt" fo:language="ru" fo:country="RU" fo:font-style="normal" style:text-underline-style="none" fo:font-weight="bold" officeooo:rsid="00194c30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3" style:family="text">
      <style:text-properties fo:color="#000000" loext:opacity="100%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11bd52" style:font-size-asian="16pt" style:font-size-complex="16pt"/>
    </style:style>
    <style:style style:name="T16" style:family="text">
      <style:text-properties fo:language="ru" fo:country="RU" officeooo:rsid="0015de47" style:font-size-asian="14pt" style:font-weight-asian="bold" style:font-name-complex="Times New Roman1" style:font-size-complex="14pt" style:font-weight-complex="bold"/>
    </style:style>
    <style:style style:name="T17" style:family="text">
      <style:text-properties fo:language="ru" fo:country="RU" fo:font-weight="normal" officeooo:rsid="0015de47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ef2929" loext:opacity="100%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65af" loext:opacity="100%" style:font-name="Times New Roman" fo:font-size="14pt" fo:language="ru" fo:country="RU" fo:font-style="normal" style:text-underline-style="none" fo:font-weight="bold" officeooo:rsid="0015b954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Ubuntu Mono" fo:font-size="14pt" fo:letter-spacing="normal" fo:language="ru" fo:country="RU" fo:font-style="normal" style:text-underline-style="none" fo:font-weight="bold" officeooo:rsid="0015de47" style:text-blinking="false" style:font-size-asian="14pt" style:font-weight-asian="bold" style:font-name-complex="Times New Roman1" style:font-size-complex="14pt" style:font-weight-complex="bold"/>
    </style:style>
    <style:style style:name="T23" style:family="text">
      <style:text-properties fo:font-variant="normal" fo:text-transform="none" fo:color="#333333" loext:opacity="100%" style:font-name="Ubuntu Mono" fo:letter-spacing="normal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333333" loext:opacity="100%" style:font-name="Ubuntu Mono" fo:letter-spacing="normal" fo:font-style="normal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333333" loext:opacity="100%" style:font-name="Ubuntu Mono" fo:letter-spacing="normal" fo:font-style="normal" officeooo:rsid="0015de47" style:font-size-asian="14pt" style:font-weight-asian="bold" style:font-size-complex="14pt" style:font-weight-complex="bold"/>
    </style:style>
    <style:style style:name="T2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fo:font-weight="bold" officeooo:rsid="00237270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officeooo:rsid="001611da"/>
    </style:style>
    <style:style style:name="T29" style:family="text">
      <style:text-properties officeooo:rsid="001793f6"/>
    </style:style>
    <style:style style:name="T30" style:family="text">
      <style:text-properties officeooo:rsid="001b16b2"/>
    </style:style>
    <style:style style:name="T31" style:family="text">
      <style:text-properties style:font-name="Times New Roman" fo:font-size="14pt" fo:language="ru" fo:country="RU" fo:font-style="normal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2" style:family="text">
      <style:text-properties style:font-name="Times New Roman" fo:font-size="14pt" fo:language="ru" fo:country="RU" fo:font-style="normal" style:text-underline-style="none" fo:font-weight="bold" officeooo:rsid="0015b954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3" style:family="text">
      <style:text-properties officeooo:rsid="002ae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/><text:span text:style-name="T14">Домашнее задание</text:span><text:span text:style-name="T15">.</text:span></text:p>
      <text:p text:style-name="P24"/>
      <text:p text:style-name="P34"><text:span text:style-name="T1">Орлов Алексей</text:span></text:p>
      <text:p text:style-name="P1"/>
      <text:p text:style-name="P2">Замечания по выполнению домашнего задания:</text:p>
      <text:list xml:id="list3599676137" text:style-name="WWNum1">
        <text:list-header>
          <text:p text:style-name="P36"/>
        </text:list-header>
        <text:list-item>
          <text:p text:style-name="P35"><text:span text:style-name="T26">Вверху этого документа, обязательно, напишите свою Фамилию и Им</text:span><text:span text:style-name="T27">я</text:span></text:p>
        </text:list-item>
      </text:list>
      <text:p text:style-name="P38"/>
      <text:list xml:id="list225606362496285" text:continue-numbering="true" text:style-name="WWNum1">
        <text:list-item>
          <text:p text:style-name="P35"><text:span text:style-name="T11">Вы </text:span><text:span text:style-name="T12">обязаны</text:span><text:span text:style-name="T11"> соблюдать</text:span><text:span text:style-name="T10"> </text:span><text:span text:style-name="T11">PEP8</text:span><text:span text:style-name="T10">: </text:span><text:a xlink:type="simple" xlink:href="https://www.python.org/dev/peps/pep-0008" text:style-name="Internet_20_link" text:visited-style-name="Visited_20_Internet_20_Link"><text:span text:style-name="T20">https://www.python.org/dev/peps/pep-0008</text:span></text:a></text:p>
        </text:list-item>
      </text:list>
      <text:p text:style-name="P39"/>
      <text:list xml:id="list225607078881212" text:continue-numbering="true" text:style-name="WWNum1">
        <text:list-item>
          <text:p text:style-name="P40"><text:span text:style-name="T32">В</text:span><text:span text:style-name="T31">ы обязаны соблюдать аннотацию типов и придерживаться статической типизации используя встроенные keywords + модуль typing когда необходимо</text:span></text:p>
        </text:list-item>
      </text:list>
      <text:p text:style-name="P37"/>
      <text:list xml:id="list225607267281341" text:continue-numbering="true" text:style-name="WWNum1">
        <text:list-item>
          <text:p text:style-name="P41"><text:span text:style-name="T13">После того, как вы проверили что все работает как нужно, делайте </text:span><text:span text:style-name="T18">PULL REQUEST</text:span><text:span text:style-name="T13"> из ветки </text:span><text:span text:style-name="T18">DEV</text:span><text:span text:style-name="T13"> в ветку </text:span><text:span text:style-name="T18">MAIN </text:span><text:span text:style-name="T13">и назначайте меня ревьювером, а также в первом комменте к пулл реквесту напишите коммент в таком формате:</text:span></text:p>
          <text:p text:style-name="P42">Issued: 16.02.2022</text:p>
          <text:p text:style-name="P42">Deadline: 23.02.2022</text:p>
          <text:p text:style-name="P42">Prepared by: Имя Фамилия</text:p>
        </text:list-item>
      </text:list>
      <text:p text:style-name="P3"/>
      <text:p text:style-name="P30">Техническое задание:</text:p>
      <text:p text:style-name="P10"/>
      <text:p text:style-name="P31">management/commands/generate_data.py</text:p>
      <text:p text:style-name="P10"/>
      <text:p text:style-name="P25"><text:span text:style-name="T3">В ней </text:span><text:span text:style-name="T4">реализован метод:</text:span></text:p>
      <text:p text:style-name="P17"/>
      <text:p text:style-name="P17"><text:s text:c="4"/>def _generate_users(self) -&gt; None:</text:p>
      <text:p text:style-name="P17"><text:s text:c="8"/>"""Generates User objects."""</text:p>
      <text:p text:style-name="P10"/>
      <text:p text:style-name="P4"/>
      <text:p text:style-name="P4"/>
      <text:p text:style-name="P4"/>
      <text:p text:style-name="P4">Задача:</text:p>
      <text:p text:style-name="P11">Создать константу: <text:span text:style-name="T19">TOTAL_USERS_COUNT = 500</text:span></text:p>
      <text:p text:style-name="P4"/>
      <text:p text:style-name="P11">Метод должен сгенерировать 1 суперюзера и юзеров в количестве указанном в <text:s/><text:span text:style-name="T19">TOTAL_USERS_COUNT</text:span></text:p>
      <text:p text:style-name="P11"><text:soft-page-break/>Нужно сгенерить следующие филды для юзеров:</text:p>
      <text:p text:style-name="P18"/>
      <text:p text:style-name="P18">first_name: str = ''</text:p>
      <text:p text:style-name="P18">last_name: str = ''</text:p>
      <text:p text:style-name="P18">password: str = ''</text:p>
      <text:p text:style-name="P18">username: str = ''</text:p>
      <text:p text:style-name="P18">email: str = ''</text:p>
      <text:p text:style-name="P4"/>
      <text:p text:style-name="P5"><text:span text:style-name="T21">Для</text:span> <text:span text:style-name="T21">генерации пароля использовать встроенный метод:</text:span></text:p>
      <text:p text:style-name="P5">from django.contrib.auth.hashers import make_password</text:p>
      <text:p text:style-name="P6"/>
      <text:p text:style-name="P6">Пример:</text:p>
      <text:p text:style-name="P20">raw_password: str = 'qwerty12345'</text:p>
      <text:p text:style-name="P20">encrypted_password: str = make_password(raw_password)</text:p>
      <text:p text:style-name="P4"/>
      <text:p text:style-name="P6"><text:span text:style-name="T21">Для генерации случайных чисел / стрингов используйте:</text:span> import random</text:p>
      <text:p text:style-name="P12"/>
      <text:p text:style-name="P6">Пример:</text:p>
      <text:p text:style-name="P19">random.randint(1, 10)</text:p>
      <text:p text:style-name="P19">random.choice(['mail.ru', 'gmail.com'])</text:p>
      <text:p text:style-name="P12"/>
      <text:p text:style-name="P12">Для генерации имен / фамилий используйте: <text:span text:style-name="T19">import names</text:span></text:p>
      <text:p text:style-name="P5"/>
      <text:p text:style-name="P6">pip install names</text:p>
      <text:p text:style-name="P5"/>
      <text:p text:style-name="P6">Пример:</text:p>
      <text:p text:style-name="P19">names.get_first_name()</text:p>
      <text:p text:style-name="P19">names.get_last_name()</text:p>
      <text:p text:style-name="P5"/>
      <text:p text:style-name="P26"><text:span text:style-name="T5">Формат </text:span><text:span text:style-name="T7">username</text:span><text:span text:style-name="T5"> должен быть таким:</text:span><text:span text:style-name="T7"> </text:span><text:a xlink:type="simple" xlink:href="http://localhost:8000/root/auth/user/64/change/" text:style-name="Internet_20_link" text:visited-style-name="Visited_20_Internet_20_Link"><text:span text:style-name="T22">adrian_tucker</text:span></text:a></text:p>
      <text:p text:style-name="P15"><text:span text:style-name="T17">Формат </text:span><text:span text:style-name="T16">email</text:span><text:span text:style-name="T17"> должен быть таким:</text:span><text:span text:style-name="T16"> </text:span><text:a xlink:type="simple" xlink:href="mailto:adrian.tucker@gmail.com" text:style-name="Internet_20_link" text:visited-style-name="Visited_20_Internet_20_Link"><text:span text:style-name="T24">adrian.tucker@</text:span></text:a><text:a xlink:type="simple" xlink:href="mailto:adrian.tucker@gmail.com" text:style-name="Internet_20_link" text:visited-style-name="Visited_20_Internet_20_Link"><text:span text:style-name="T25">gmail.com</text:span></text:a></text:p>
      <text:p text:style-name="P16"><text:span text:style-name="T23">При </text:span><text:span text:style-name="T24">first_name</text:span><text:span text:style-name="T23">:</text:span><text:span text:style-name="T24"> Adrian</text:span></text:p>
      <text:p text:style-name="P16"><text:span text:style-name="T23">При </text:span><text:span text:style-name="T24">last_name</text:span><text:span text:style-name="T23">:</text:span><text:span text:style-name="T24"> Tucker</text:span></text:p>
      <text:p text:style-name="P5"/>
      <text:p text:style-name="P5">* <text:span text:style-name="T28">Обратите внимание на lowercase</text:span></text:p>
      <text:p text:style-name="P5"/>
      <text:p text:style-name="P6"><text:span text:style-name="T21">Также сделать филды:</text:span> first_name / last_name / email / username / <text:span text:style-name="T29">is_active / is_staff / is_superuser / date_joined / last_login</text:span></text:p>
      <text:p text:style-name="P6">неизменяемыми в админке при изменении, но изменяемыми при создании</text:p>
      <text:p text:style-name="P5"/>
      <text:p text:style-name="P12"/>
      <text:p text:style-name="P12"/>
      <text:p text:style-name="P6"><text:soft-page-break/><text:span text:style-name="T21">Также сделать валидацию самого</text:span> generate_data<text:span text:style-name="T21">:</text:span> Если после успешной генерации запустить команду еще раз, то команда не должна сгенерировать еще плюс 500 юзеров, если юзеров нет — команда генерит 500 юзеров, если есть — ничего не генерит. Тоже самое относится к суперюзеру, в БД не должно быть больше 1 суперюзера, его можно сгенерить по готовому dict</text:p>
      <text:p text:style-name="P6"/>
      <text:p text:style-name="P7">Пример:</text:p>
      <text:p text:style-name="P22">superuser: dict = {</text:p>
      <text:p text:style-name="P22"><text:s text:c="4"/>'is_superuser': True,</text:p>
      <text:p text:style-name="P22"><text:s text:c="4"/>'username': 'dmytro',</text:p>
      <text:p text:style-name="P22"><text:s text:c="4"/>'email': 'dmytro@mail.ua',</text:p>
      <text:p text:style-name="P22"><text:s text:c="4"/>'password': 'barakobama',</text:p>
      <text:p text:style-name="P22"><text:s text:c="4"/>'first_name': 'Дмитрий',</text:p>
      <text:p text:style-name="P22"><text:s text:c="4"/>'last_name': 'Гордон',</text:p>
      <text:p text:style-name="P22">}</text:p>
      <text:p text:style-name="P8"/>
      <text:p text:style-name="P13">Вы также должны генерить <text:span text:style-name="T19">email</text:span> по паттерну:</text:p>
      <text:p text:style-name="P23">_email_patter<text:span text:style-name="T33">n</text:span>s: tuple = (</text:p>
      <text:p text:style-name="P23"><text:s text:c="4"/>'gmail.com', 'outlook.com', 'yahoo.com',</text:p>
      <text:p text:style-name="P23"><text:s text:c="4"/>'inbox.ru', 'inbox.ua', 'inbox.kz',</text:p>
      <text:p text:style-name="P23"><text:s text:c="4"/>'yandex.ru', 'yandex.ua', 'yandex.kz',</text:p>
      <text:p text:style-name="P23"><text:s text:c="4"/>'mail.ru', 'mail.ua', 'mail.kz',</text:p>
      <text:p text:style-name="P23">)</text:p>
      <text:p text:style-name="P28"><text:span text:style-name="T6">Вы также должны генерить </text:span><text:span text:style-name="T9">password</text:span><text:span text:style-name="T6"> по паттерну:</text:span></text:p>
      <text:p text:style-name="P23">_passwd_pattern: str = 'abcde12345'</text:p>
      <text:p text:style-name="P21">_passwd_<text:span text:style-name="T30">max_</text:span>length: int = 8</text:p>
      <text:p text:style-name="P5"/>
      <text:p text:style-name="P5"/>
      <text:p text:style-name="P5">Доп. Задача:</text:p>
      <text:p text:style-name="P27"><text:span text:style-name="T6">Подумайте о структуре, вы должны реализовать для</text:span><text:span text:style-name="T8"> _generate_users </text:span><text:span text:style-name="T6">ровно</text:span><text:span text:style-name="T8"> 3 сабрутины</text:span><text:span text:style-name="T6">,</text:span><text:span text:style-name="T8"> </text:span><text:span text:style-name="T6">подумайте какие именно и почему, а потом реализуйте </text:span></text:p>
      <text:p text:style-name="P4"/>
      <text:p text:style-name="P4"/>
      <text:p text:style-name="P14">3. Результат выполнения задачи запушить под коммитом:</text:p>
      <text:p text:style-name="P9">DJ: Add _generate_users to Command at generate_data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1:26:34.589047600</meta:creation-date>
    <dc:date>2022-02-23T22:56:05.633203428</dc:date>
    <meta:editing-duration>PT43M38S</meta:editing-duration>
    <meta:editing-cycles>26</meta:editing-cycles>
    <meta:generator>LibreOffice/7.2.5.2$Linux_X86_64 LibreOffice_project/20$Build-2</meta:generator>
    <meta:document-statistic meta:table-count="0" meta:image-count="0" meta:object-count="0" meta:page-count="3" meta:paragraph-count="69" meta:word-count="390" meta:character-count="3000" meta:non-whitespace-character-count="2626"/>
  </office:meta>
</office:document-meta>
</file>